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style>
    <style:style style:name="P2" style:family="paragraph" style:parent-style-name="Standard">
      <style:text-properties fo:font-size="14pt" style:font-size-asian="14pt"/>
    </style:style>
    <style:style style:name="P3" style:family="paragraph" style:parent-style-name="Standard">
      <style:text-properties fo:font-size="14pt" officeooo:rsid="001a0cfc" officeooo:paragraph-rsid="001a0cfc" style:font-size-asian="14pt" style:font-size-complex="14pt"/>
    </style:style>
    <style:style style:name="P4" style:family="paragraph" style:parent-style-name="Standard">
      <style:text-properties fo:font-size="14pt" officeooo:rsid="001b1fc8" officeooo:paragraph-rsid="001b1fc8" style:font-size-asian="14pt" style:font-size-complex="14pt"/>
    </style:style>
    <style:style style:name="P5" style:family="paragraph" style:parent-style-name="Standard">
      <style:text-properties fo:font-size="14pt" officeooo:paragraph-rsid="001b1fc8" style:font-size-asian="14pt"/>
    </style:style>
    <style:style style:name="P6" style:family="paragraph" style:parent-style-name="List_20_Paragraph">
      <style:paragraph-properties fo:margin-left="2.54cm" fo:margin-right="0cm" fo:text-indent="0cm" style:auto-text-indent="false"/>
      <style:text-properties fo:font-size="14pt" style:font-size-asian="14pt"/>
    </style:style>
    <style:style style:name="P7" style:family="paragraph" style:parent-style-name="List_20_Paragraph" style:list-style-name="WWNum1">
      <style:text-properties fo:font-size="14pt" style:font-size-asian="14pt"/>
    </style:style>
    <style:style style:name="P8" style:family="paragraph" style:parent-style-name="List_20_Paragraph" style:list-style-name="WWNum1">
      <style:text-properties fo:font-size="14pt" officeooo:paragraph-rsid="001b523b" style:font-size-asian="14pt"/>
    </style:style>
    <style:style style:name="P9" style:family="paragraph" style:parent-style-name="List_20_Paragraph" style:list-style-name="WWNum1">
      <style:text-properties fo:font-size="14pt" officeooo:paragraph-rsid="001d0658" style:font-size-asian="14pt"/>
    </style:style>
    <style:style style:name="P10" style:family="paragraph" style:parent-style-name="List_20_Paragraph" style:list-style-name="WWNum1">
      <style:text-properties fo:font-size="14pt" officeooo:paragraph-rsid="001e0fbb" style:font-size-asian="14pt"/>
    </style:style>
    <style:style style:name="P11" style:family="paragraph" style:parent-style-name="List_20_Paragraph" style:list-style-name="WWNum1">
      <style:text-properties fo:font-size="14pt" officeooo:rsid="001a0cfc" officeooo:paragraph-rsid="001a0cfc" style:font-size-asian="14pt"/>
    </style:style>
    <style:style style:name="P12" style:family="paragraph" style:parent-style-name="List_20_Paragraph" style:list-style-name="WWNum1">
      <style:text-properties fo:font-size="14pt" officeooo:rsid="001a0cfc" officeooo:paragraph-rsid="001e0fbb" style:font-size-asian="14pt"/>
    </style:style>
    <style:style style:name="P13" style:family="paragraph" style:parent-style-name="List_20_Paragraph" style:list-style-name="WWNum1">
      <style:text-properties officeooo:rsid="001a0cfc" officeooo:paragraph-rsid="001a0cfc"/>
    </style:style>
    <style:style style:name="P14"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style>
    <style:style style:name="P15" style:family="paragraph" style:parent-style-name="Standard">
      <style:text-properties fo:font-size="14pt" style:font-size-asian="14pt"/>
    </style:style>
    <style:style style:name="P16" style:family="paragraph" style:parent-style-name="Standard">
      <style:text-properties fo:font-size="14pt" officeooo:rsid="001a0cfc" style:font-size-asian="14pt"/>
    </style:style>
    <style:style style:name="P17" style:family="paragraph" style:parent-style-name="Standard">
      <style:text-properties fo:font-size="14pt" officeooo:rsid="0021172a" officeooo:paragraph-rsid="0021172a" style:font-size-asian="14pt"/>
    </style:style>
    <style:style style:name="P18" style:family="paragraph" style:parent-style-name="Standard">
      <style:text-properties fo:font-size="18pt" style:text-underline-style="solid" style:text-underline-width="auto" style:text-underline-color="font-color" style:font-size-asian="18pt"/>
    </style:style>
    <style:style style:name="P19" style:family="paragraph" style:parent-style-name="Standard" style:master-page-name="">
      <style:paragraph-properties fo:margin-left="5.399cm" fo:margin-right="0cm" fo:text-align="start" style:justify-single-word="false" fo:orphans="2" fo:widows="2" fo:text-indent="-5.399cm" style:auto-text-indent="false" style:page-number="auto" style:writing-mode="lr-tb"/>
      <style:text-properties officeooo:paragraph-rsid="00200a54"/>
    </style:style>
    <style:style style:name="T1" style:family="text">
      <style:text-properties fo:font-size="14pt" style:font-size-asian="14pt"/>
    </style:style>
    <style:style style:name="T2" style:family="text">
      <style:text-properties fo:font-size="14pt" officeooo:rsid="001a0cfc" style:font-size-asian="14pt"/>
    </style:style>
    <style:style style:name="T3" style:family="text">
      <style:text-properties fo:font-size="14pt" officeooo:rsid="001b523b" style:font-size-asian="14pt"/>
    </style:style>
    <style:style style:name="T4" style:family="text">
      <style:text-properties fo:font-size="14pt" officeooo:rsid="00200a54" style:font-size-asian="14pt"/>
    </style:style>
    <style:style style:name="T5" style:family="text">
      <style:text-properties officeooo:rsid="001b1fc8"/>
    </style:style>
    <style:style style:name="T6" style:family="text">
      <style:text-properties officeooo:rsid="001b523b"/>
    </style:style>
    <style:style style:name="T7" style:family="text">
      <style:text-properties officeooo:rsid="001d0658"/>
    </style:style>
    <style:style style:name="T8" style:family="text">
      <style:text-properties officeooo:rsid="001e0f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IoT</text:p>
      <text:p text:style-name="P1"/>
      <text:p text:style-name="P2">Objectif du projet : Réaliser une application répartie comme celles qui sont nécessaires pour gérer et accéder à des objets sur le réseau Internet.</text:p>
      <text:p text:style-name="P2"/>
      <text:p text:style-name="Standard"><text:span text:style-name="T2">Structure du projet</text:span><text:span text:style-name="T1"> : </text:span><text:span text:style-name="T2">Netbook sous </text:span><text:span text:style-name="T3">L</text:span><text:span text:style-name="T2">ubuntu en tant qu'objet/serveur,</text:span><text:span text:style-name="T1"> Serveur web, Interface Homme-Machine.</text:span></text:p>
      <text:p text:style-name="Standard"><text:span text:style-name="T2">Technologie utilisée</text:span><text:span text:style-name="T1"> : C, C++,</text:span><text:span text:style-name="T2"> Qt,</text:span><text:span text:style-name="T1"> </text:span><text:span text:style-name="T2">JavaScript, Node.js, MongoDb</text:span></text:p>
      <text:p text:style-name="P16"/>
      <text:p text:style-name="P18">L'objet / serveur :</text:p>
      <text:p text:style-name="Standard"><text:span text:style-name="T1">Il s'agit d'un</text:span><text:span text:style-name="T2"> netbook sous</text:span><text:span text:style-name="T1"> Ubuntu. Ce serveur fait tourner en permanence un programme </text:span><text:span text:style-name="T2">codé</text:span><text:span text:style-name="T1"> en C qui récupère </text:span><text:span text:style-name="T3">et calcul </text:span><text:span text:style-name="T1">plusieurs valeurs sur le matériel à savoir : </text:span></text:p>
      <text:list xml:id="list1086204413269530715" text:style-name="WWNum1">
        <text:list-item>
          <text:p text:style-name="P7">Valeurs du CPU</text:p>
          <text:list>
            <text:list-item>
              <text:p text:style-name="P8">Nombre <text:span text:style-name="T8">total </text:span>de tick CPU utilisés par <text:span text:style-name="T6">les processus de </text:span>l'utilisateur</text:p>
            </text:list-item>
            <text:list-item>
              <text:p text:style-name="P10">Nombre <text:span text:style-name="T8">total </text:span>de tick CPU utilisés par <text:span text:style-name="T6">les processus de l'utilisateur qui ont une faible priorité</text:span> </text:p>
            </text:list-item>
            <text:list-item>
              <text:p text:style-name="P10">Nombre <text:span text:style-name="T8">total </text:span>de tick CPU utilisés par <text:span text:style-name="T6">les processus du</text:span> système</text:p>
            </text:list-item>
            <text:list-item>
              <text:p text:style-name="P10">Nombre <text:span text:style-name="T8">total </text:span>de tick CPU non-utilisés</text:p>
            </text:list-item>
            <text:list-item>
              <text:p text:style-name="P13"><text:span text:style-name="T2">P</text:span><text:span text:style-name="T1">ourcentage d'utilisation du CPU</text:span></text:p>
            </text:list-item>
          </text:list>
        </text:list-item>
      </text:list>
      <text:p text:style-name="P6"/>
      <text:list xml:id="list233630745164538" text:continue-numbering="true" text:style-name="WWNum1">
        <text:list-item>
          <text:p text:style-name="P7">Valeurs de la RAM</text:p>
          <text:list>
            <text:list-item>
              <text:p text:style-name="P7"><text:span text:style-name="T7">Quantité de </text:span>RAM totale en ko</text:p>
            </text:list-item>
            <text:list-item>
              <text:p text:style-name="P9"><text:span text:style-name="T7">Quantité de </text:span>RAM disponible en ko</text:p>
            </text:list-item>
            <text:list-item>
              <text:p text:style-name="P9"><text:span text:style-name="T7">Quantité de tampon</text:span> d<text:span text:style-name="T7">ans la</text:span> RAM en ko</text:p>
            </text:list-item>
            <text:list-item>
              <text:p text:style-name="P9"><text:span text:style-name="T7">Quantité de</text:span> cache d<text:span text:style-name="T7">ans la</text:span> RAM en ko</text:p>
            </text:list-item>
            <text:list-item>
              <text:p text:style-name="P9"><text:span text:style-name="T7">Quantité de</text:span> RAM <text:span text:style-name="T7">utilisée </text:span>en ko</text:p>
            </text:list-item>
            <text:list-item>
              <text:p text:style-name="P11">Pourcentage d'utilisation de la RAM</text:p>
            </text:list-item>
          </text:list>
        </text:list-item>
      </text:list>
      <text:p text:style-name="P6"/>
      <text:list xml:id="list233630754168498" text:continue-numbering="true" text:style-name="WWNum1">
        <text:list-item>
          <text:p text:style-name="P7">Valeurs du SWAP</text:p>
          <text:list>
            <text:list-item>
              <text:p text:style-name="P9"><text:span text:style-name="T7">Quantité de</text:span> SWAP <text:span text:style-name="T7">total</text:span> en ko</text:p>
            </text:list-item>
            <text:list-item>
              <text:p text:style-name="P9"><text:span text:style-name="T7">Quantité de </text:span><text:s/>SWAP <text:span text:style-name="T7">disponible </text:span>en ko</text:p>
            </text:list-item>
            <text:list-item>
              <text:p text:style-name="P9"><text:span text:style-name="T7">Quantité de</text:span> cache d<text:span text:style-name="T7">ans le</text:span> SWAP en ko</text:p>
            </text:list-item>
            <text:list-item>
              <text:p text:style-name="P10"><text:soft-page-break/><text:span text:style-name="T7">Quantité de </text:span><text:s/>SWAP <text:span text:style-name="T8">utilisé</text:span> en ko</text:p>
            </text:list-item>
            <text:list-item>
              <text:p text:style-name="P12">Pourcentage d'utilisation d<text:span text:style-name="T8">u SWAP</text:span></text:p>
            </text:list-item>
          </text:list>
        </text:list-item>
      </text:list>
      <text:p text:style-name="P6"/>
      <text:list xml:id="list233630763174495" text:continue-numbering="true" text:style-name="WWNum1">
        <text:list-item>
          <text:p text:style-name="P7">Valeurs du disque dur</text:p>
          <text:list>
            <text:list-item>
              <text:p text:style-name="P10">Quantité <text:span text:style-name="T8">total </text:span>de données lues en ko</text:p>
            </text:list-item>
            <text:list-item>
              <text:p text:style-name="P10">Quantité <text:span text:style-name="T8">total </text:span>de données écrites en ko</text:p>
            </text:list-item>
            <text:list-item>
              <text:p text:style-name="P7">Temps totale d'activité du disque dur en ms</text:p>
            </text:list-item>
            <text:list-item>
              <text:p text:style-name="P7">Débit du disque dur en lecture en ko/s</text:p>
            </text:list-item>
            <text:list-item>
              <text:p text:style-name="P7">Débit du disque dur en écriture en ko/s</text:p>
            </text:list-item>
            <text:list-item>
              <text:p text:style-name="P11">Pourcentage d'utilisation du disque</text:p>
            </text:list-item>
          </text:list>
        </text:list-item>
      </text:list>
      <text:p text:style-name="P6"/>
      <text:list xml:id="list233630770178888" text:continue-numbering="true" text:style-name="WWNum1">
        <text:list-item>
          <text:p text:style-name="P7">Valeurs du réseau</text:p>
          <text:list>
            <text:list-item>
              <text:p text:style-name="P7">Quantité totale de données reçues en octets</text:p>
            </text:list-item>
            <text:list-item>
              <text:p text:style-name="P7">Quantité totale de données envoyées en octets</text:p>
            </text:list-item>
            <text:list-item>
              <text:p text:style-name="P7">Débit de données reçues en o/s</text:p>
            </text:list-item>
            <text:list-item>
              <text:p text:style-name="P7">Débit de données envoyées en o/s</text:p>
              <text:p text:style-name="P7"/>
            </text:list-item>
          </text:list>
        </text:list-item>
        <text:list-item>
          <text:p text:style-name="P7">Valeur temporelle</text:p>
          <text:list>
            <text:list-item>
              <text:p text:style-name="P7">Temps en secondes</text:p>
            </text:list-item>
            <text:list-item>
              <text:p text:style-name="P7">Temps en microsecondes</text:p>
            </text:list-item>
          </text:list>
        </text:list-item>
      </text:list>
      <text:p text:style-name="P17">L'acqisition des données des capteurs ainsi que les chaque connexion TCP sont exécutées dans des threads différents avec 'pthread'.</text:p>
      <text:p text:style-name="P2"/>
      <text:p text:style-name="P18">Le serveur web:</text:p>
      <text:p text:style-name="Standard"><text:span text:style-name="T1">Il est codé en </text:span><text:span text:style-name="T2">javascript sous node.js</text:span></text:p>
      <text:p text:style-name="P19"><text:span text:style-name="T1">Modules node.</text:span><text:span text:style-name="T2">js</text:span><text:span text:style-name="T1"> utilisés :<text:tab/>- Express<text:line-break/>- </text:span><text:span text:style-name="T4">Socket.io</text:span><text:span text:style-name="T1"><text:line-break/>- </text:span><text:span text:style-name="T4">Mongoose</text:span><text:span text:style-name="T1"><text:line-break/>- Google charts</text:span></text:p>
      <text:p text:style-name="P2">Son rôle est de récupérer les données envoyées par le serveur, les sauvegarder dans une base de données toutes les minutes et les envoyer au client qui les affiche sous forme de graphiques.</text:p>
      <text:p text:style-name="P2"/>
      <text:p text:style-name="P2"/>
      <text:p text:style-name="P2"/>
      <text:p text:style-name="Standard"><text:soft-page-break/></text:p>
      <text:p text:style-name="Standard"/>
      <text:p text:style-name="Standard"/>
      <text:p text:style-name="Standard"/>
      <text:p text:style-name="Standard"/>
      <text:p text:style-name="P18">L'interface homme-machine:</text:p>
      <text:p text:style-name="P3">Codée en C++ et utilisant le framework Qt, l'interface homme-machine permet à l'utilisateur de changer la fréquence d'envoi des données au serveur web et à l'interface. <text:span text:style-name="T5">Elle permet entre-autres, d'arrêter le serveur à distance.</text:span></text:p>
      <text:p text:style-name="P4">Les difficultés rencontrées pour la création de cette interface ont été : </text:p>
      <text:p text:style-name="P4"><text:tab/>- L'utilisation de Slots</text:p>
      <text:p text:style-name="P4"><text:tab/>- La connection des slots et des sockets au serveur TCP</text:p>
      <text:p text:style-name="P4"><text:tab/>- La réception de données du serveur</text:p>
      <text:p text:style-name="P5"/>
      <text:p text:style-name="P2"/>
      <text:p text:style-name="P18">La connexion entre notre objet et le serveur web :</text:p>
      <text:p text:style-name="P2">Le serveur web envoi une requête de connexion à l'objet qui ouvrira une connexion TCP puis le transfert de données pourra commencer. Lors de la disparition de l'un de ces deux éléments la connexion est fermée en attendant une nouvelle re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l</meta:initial-creator>
    <meta:editing-cycles>4</meta:editing-cycles>
    <meta:creation-date>2016-05-11T08:23:00</meta:creation-date>
    <dc:date>2016-05-12T23:36:30.485000000</dc:date>
    <meta:editing-duration>PT38M39S</meta:editing-duration>
    <meta:generator>LibreOffice/4.3.0.4$Windows_x86 LibreOffice_project/62ad5818884a2fc2e5780dd45466868d41009ec0</meta:generator>
    <meta:document-statistic meta:table-count="0" meta:image-count="0" meta:object-count="0" meta:page-count="3" meta:paragraph-count="54" meta:word-count="523" meta:character-count="2905" meta:non-whitespace-character-count="24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